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5.3cm"/>
    </style:style>
    <style:style style:name="ro1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7.054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5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7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18"/>
        <table:table-column table:style-name="co8" table:default-cell-style-name="Default"/>
        <table:table-column table:style-name="co7" table:default-cell-style-name="ce18"/>
        <table:table-column table:style-name="co7" table:number-columns-repeated="1017" table:default-cell-style-name="ce22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6] &amp; &quot;)&quot;" office:value-type="string" office:string-value="Prepare the environment  (fungi_panic)">
            <text:p>Prepare the environment <text:s/>(fungi_panic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test_fungi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Default" table:formula="of:=&quot;https://github.com/NutAndor/&quot; &amp; [.$D$13]" office:value-type="string" office:string-value="https://github.com/NutAndor/test_fungi">
              <text:p>https://github.com/NutAndor/test_fungi</text:p>
            </table:table-cell>
            <table:table-cell table:style-name="ce19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3">
            <table:table-cell table:number-columns-repeated="3"/>
            <table:table-cell table:style-name="ce10" office:value-type="string">
              <text:p>fungi_panic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ATCS\&quot; &amp; [.$D$16] &amp; &quot;\ATCS\&quot; &amp; [.$D$16]" office:value-type="string" office:string-value="C:\AT\ATCS\fungi_panic\ATCS\fungi_panic">
              <text:p>C:\AT\ATCS\fungi_panic\ATCS\fungi_panic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11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1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ATCS\&quot; &amp; [.$D$19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1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12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/>
          <table:table-cell table:style-name="ce9" office:value-type="string">
            <text:p><text:a xlink:href="https://github.com/AndorsTrailRelease/andors-trail/compare/master...NutAndor:master">https://github.com/AndorsTrailRelease/andors-trail/compare/master...NutAndor:master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a xlink:href="https://github.com/AndorsTrailRelease/andors-trail/compare/master...NutAndor:master">Comparing AndorsTrailRelease:master...NutAndor:master · AndorsTrailRelease/andors-trail (github.com)</text:a>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3]" office:value-type="string" office:string-value="Switch to branch  NutAndor\andors-trail:test_fungi">
            <text:p>Switch to branch <text:s/>NutAndor\andors-trail:test_fung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6] &amp; &quot;:master&quot;" office:value-type="string" office:string-value="Switch to branch  fungi_panic:master">
            <text:p>Switch to branch <text:s/>fungi_panic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3"/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5"/>
          <table:table-cell table:style-name="ce21"/>
          <table:table-cell table:number-columns-repeated="1018"/>
        </table:table-row>
        <table:table-row table:style-name="ro3">
          <table:table-cell/>
          <table:table-cell office:value-type="string">
            <text:p>Import actual translations …</text:p>
          </table:table-cell>
          <table:table-cell/>
          <table:table-cell table:style-name="ce13"/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3" table:visibility="collapse">
            <table:table-cell table:number-columns-repeated="2"/>
            <table:table-cell table:style-name="ce4" office:value-type="string">
              <text:p>… only for translation update:</text:p>
            </table:table-cell>
            <table:table-cell table:style-name="ce13"/>
            <table:table-cell/>
            <table:table-cell table:style-name="ce21"/>
            <table:table-cell table:number-columns-repeated="1018"/>
          </table:table-row>
          <table:table-row table:style-name="ro3" table:visibility="collapse">
            <table:table-cell table:number-columns-repeated="3"/>
            <table:table-cell table:style-name="ce14" office:value-type="string">
              <text:p>In smartgit: Pull game-content</text:p>
            </table:table-cell>
            <table:table-cell/>
            <table:table-cell table:style-name="ce9" office:value-type="string">
              <text:p>Download translations as zip file</text:p>
            </table:table-cell>
            <table:table-cell table:number-columns-repeated="1018"/>
          </table:table-row>
          <table:table-row table:style-name="ro3" table:visibility="collapse">
            <table:table-cell table:number-columns-repeated="3"/>
            <table:table-cell table:style-name="ce14"/>
            <table:table-cell/>
            <table:table-cell table:style-name="ce9" office:value-type="string">
              <text:p>Extract to downloads\translations</text:p>
            </table:table-cell>
            <table:table-cell table:number-columns-repeated="1018"/>
          </table:table-row>
          <table:table-row table:style-name="ro5" table:visibility="collapse">
            <table:table-cell table:number-columns-repeated="3"/>
            <table:table-cell table:style-name="ce14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9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5" table:visibility="collapse">
            <table:table-cell table:number-columns-repeated="3"/>
            <table:table-cell table:style-name="ce14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9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3">
            <table:table-cell table:number-columns-repeated="2"/>
            <table:table-cell table:style-name="ce4" office:value-type="string">
              <text:p>… only for release build: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In smartgit: Pull Weblate-Repositories <text:s/>(user-interface:master)</text:p>
            </table:table-cell>
            <table:table-cell table:number-columns-repeated="1020"/>
          </table:table-row>
          <table:table-row table:style-name="ro3">
            <table:table-cell table:style-name="ce3"/>
            <table:table-cell/>
            <table:table-cell table:style-name="ce7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4">
            <table:table-cell table:number-columns-repeated="2"/>
            <table:table-cell table:style-name="ce5"/>
            <table:table-cell office:value-type="string">
              <text:p>Goto AndorsTrailRelease:master <text:s text:c="4"/>then <text:s text:c="2"/>rightClick on <text:s/>hosted.weblate:master, <text:s/>pull, <text:s/>then merge <text:s text:c="2"/>with merge commi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-group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5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for /r %I in (strings.xml) do @find "%$" %I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lternative &amp; better: check in notepad++ with reg.exp: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(?&lt;!%)%(?!(%|(1\$d)|(2\$d)|(2\$d)|(3\$d)|(4\$d)|(5\$d)|(1\$s)|(2\$s)|(1\$.1f)))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6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  <table:table-row table:style-name="ro3">
            <table:table-cell table:number-columns-repeated="2"/>
            <table:table-cell office:value-type="string">
              <text:p>Not necessary for Release: Create .mo files just for beta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formula="of:=&quot;FOR %F in (&quot;&quot;&quot; &amp; [.$D$8]  &amp; &quot;\AndorsTrail&quot; &amp; &quot;\assets\translation\*.po*&quot;&quot;) DO &quot;&quot;C:\Program Files (x86)\Poedit\GettextTools\bin\msgfmt.exe&quot;&quot; -o &quot; &amp; [.$D$12] &amp; &quot;\assets\translation\%~nF.mo %F&quot;" office:value-type="string" office:string-value="FOR %F in (&quot;C:\AT\AndorsTrailRelease\andors-trail\AndorsTrail\assets\translation\*.po*&quot;) DO &quot;C:\Program Files (x86)\Poedit\GettextTools\bin\msgfmt.exe&quot; -o C:\AT\NutAndor\andors-trail\AndorsTrail\assets\translation\%~nF.mo %F">
              <text:p>FOR %F in ("C:\AT\AndorsTrailRelease\andors-trail\AndorsTrail\assets\translation\*.po*") DO "C:\Program Files (x86)\Poedit\GettextTools\bin\msgfmt.exe" -o C:\AT\NutAndor\andors-trail\AndorsTrail\assets\translation\%~nF.mo %F</text:p>
            </table:table-cell>
            <table:table-cell table:number-columns-repeated="1020"/>
          </table:table-row>
          <table:table-row table:style-name="ro6">
            <table:table-cell table:number-columns-repeated="2"/>
            <table:table-cell office:value-type="string">
              <text:p>!</text:p>
            </table:table-cell>
            <table:table-cell table:formula="of:=&quot;FOR /F &quot;&quot; usebackq delims==&quot;&quot; %F in (`dir /A:D /B &quot;&quot;&quot; &amp; [.$D$8]  &amp; &quot;\AndorsTrail\res\values-*&quot;&quot;`) DO @copy /Y &quot;&quot;&quot; &amp; [.$D$8] &amp; &quot;\AndorsTrail\res\%F\strings.xml&quot;&quot; &quot;&quot;&quot; &amp; [.$D$12] &amp; &quot;\res\%F\strings.xml&quot;&quot;&quot;" office:value-type="string" office:string-value="FOR /F &quot; usebackq delims==&quot; %F in (`dir /A:D /B &quot;C:\AT\AndorsTrailRelease\andors-trail\AndorsTrail\res\values-*&quot;`) DO @copy /Y &quot;C:\AT\AndorsTrailRelease\andors-trail\AndorsTrail\res\%F\strings.xml&quot; &quot;C:\AT\NutAndor\andors-trail\AndorsTrail\res\%F\strings.xml&quot;">
              <text:p>FOR /F " usebackq delims==" %F in (`dir /A:D /B "C:\AT\AndorsTrailRelease\andors-trail\AndorsTrail\res\values-*"`) DO @copy /Y "C:\AT\AndorsTrailRelease\andors-trail\AndorsTrail\res\%F\strings.xml" "C:\AT\NutAndor\andors-trail\AndorsTrail\res\%F\strings.xml"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6"/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6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6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6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6" office:value-type="string">
            <text:p>android:versionNam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6]" office:value-type="string" office:string-value="Open ATCS with version  fungi_panic">
            <text:p>Open ATCS with version <text:s/>fungi_pani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Do a quick chec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7">
          <table:table-cell table:number-columns-repeated="3"/>
          <table:table-cell table:style-name="ce16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6]" office:value-type="string" office:string-value="Close fungi_panic">
            <text:p>Close fungi_panic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6]" office:value-type="string" office:string-value="Commit &amp; Push  NutAndor\andors-trail:fungi_panic">
            <text:p>Commit &amp; Push <text:s/>NutAndor\andors-trail:fungi_pani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 &quot; &amp; [.$D$7] &amp; &quot;:master&quot; &amp; &quot;  with  &quot; &amp; [.$D$11] &amp; &quot;:&quot; &amp; [.$D$16]" office:value-type="string" office:string-value="Compare AndorsTrailRelease\andors-trail:master  with  NutAndor\andors-trail:fungi_panic">
            <text:p>Compare AndorsTrailRelease\andors-trail:master <text:s/>with <text:s/>NutAndor\andors-trail:fungi_panic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https://github.com/&quot; &amp; [.$D$7] &amp; &quot;/compare/master...NutAndor:&quot; &amp; [.$D$16]" office:value-type="string" office:string-value="https://github.com/AndorsTrailRelease\andors-trail/compare/master...NutAndor:fungi_panic">
            <text:p>https://github.com/AndorsTrailRelease\andors-trail/compare/master...NutAndor:fungi_panic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6] &amp; &quot; before compression&quot;" office:value-type="string" office:string-value="Release candidate fungi_panic before compression">
            <text:p>Release candidate fungi_panic before compress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8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>
            <table:table-cell/>
            <table:table-cell table:style-name="ce5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6">
            <table:table-cell/>
            <table:table-cell table:style-name="ce5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6">
            <table:table-cell/>
            <table:table-cell table:style-name="ce5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4">
            <table:table-cell/>
            <table:table-cell table:style-name="ce5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3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6]" office:value-type="string" office:string-value="Open ATCS with version  fungi_panic">
            <text:p>Open ATCS with version <text:s/>fungi_pani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Maybe set debug_button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0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0">
          <table:table-cell table:number-columns-repeated="3"/>
          <table:table-cell table:style-name="ce16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9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20] &amp; &quot;\&quot; &amp; [.$D$19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20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20] &amp; &quot;\&quot; &amp; [.D19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20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9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20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9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6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6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20]&amp;&quot;\&quot;&amp;[.$D$19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6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6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(&quot;The project 'compressed' must be based on &quot; &amp; [.$D$12] &amp; &quot; !)&quot;)" office:value-type="string" office:string-value="The project 'compressed' must be based on C:\AT\NutAndor\andors-trail\AndorsTrail !)">
            <text:p>The project 'compressed' must be based on C:\AT\NutAndor\andors-trail\AndorsTrail !)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3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Remove the directory <text:s/>META-INF <text:s/>(Evtl. Unzip it first and zip afterwards again)</text:p>
            </table:table-cell>
            <table:table-cell table:number-columns-repeated="1020"/>
          </table:table-row>
          <table:table-row table:style-name="ro12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0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ETC.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T:</text:p>
          </table:table-cell>
          <table:table-cell table:style-name="ce17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ranslators conribut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Find</text:p>
          </table:table-cell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from <text:s/>01.01.2000 <text:s/>until <text:s/>31.12.209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il</text:p>
          </table:table-cell>
          <table:table-cell office:value-type="string">
            <text:p>Andors Trail translation credi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mail to oneself, recipients in BCC <text:s/>(to respect private data)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>
            <text:p>Dear translator,</text:p>
            <text:p/>
            <text:p>you have done a good amount of translations of Andor's Trail. We would like to have your name into the credits as a small compensation for your hard work.</text:p>
            <text:p>Everyone who has worked on 100 translations or more of Andor's Trail in recent years should be listed in the credits.</text:p>
            <text:p/>
            <text:p>If you are not already listed in the credits - How do you want to be called? We only know your registration and email address in Weblate, which is often enough different to the forum user. </text:p>
            <text:p>Some contributors give their forum name, some their real life game, some both - it's up to you. </text:p>
            <text:p>Please write us, what you want to be called. Then you will find yourself in the next release under "About / help &gt;&gt; Authors &gt;&gt; Translations".</text:p>
            <text:p/>
            <text:p>--</text:p>
            <text:p>Nut</text:p>
          </table:table-cell>
          <table:table-cell table:number-columns-repeated="1020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s" table:style-name="ta1" table:print="false">
        <table:table-column table:style-name="co9" table:default-cell-style-name="Default"/>
        <table:table-column table:style-name="co7" table:default-cell-style-name="Default"/>
        <table:table-column table:style-name="co7" table:default-cell-style-name="ce23"/>
        <table:table-row table:style-name="ro15">
          <table:table-cell office:value-type="string">
            <text:p>del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for %F in (xml\*.tmx) do @echo '%~nF', <text:s/>&gt;&gt;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5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5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5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5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5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5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5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5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5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5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5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5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5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5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5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5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5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5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5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5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5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5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5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5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5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5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5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5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5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5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5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5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5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5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5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5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5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5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5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5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5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5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5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5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5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5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5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5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5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5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5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5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5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5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5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5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5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5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5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5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5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5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5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5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5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5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5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5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5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5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5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5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5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5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5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5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5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5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5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5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5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5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5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5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5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5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5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5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5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5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5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5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5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5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5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5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5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5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5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5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5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5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5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5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5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5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5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5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5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5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5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5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5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5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5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5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5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5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5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5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5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5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5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0',">
            <text:p>'flagstone0',</text:p>
          </table:table-cell>
        </table:table-row>
        <table:table-row table:style-name="ro15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1',">
            <text:p>'flagstone1',</text:p>
          </table:table-cell>
        </table:table-row>
        <table:table-row table:style-name="ro15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2',">
            <text:p>'flagstone2',</text:p>
          </table:table-cell>
        </table:table-row>
        <table:table-row table:style-name="ro15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3',">
            <text:p>'flagstone3',</text:p>
          </table:table-cell>
        </table:table-row>
        <table:table-row table:style-name="ro15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4',">
            <text:p>'flagstone4',</text:p>
          </table:table-cell>
        </table:table-row>
        <table:table-row table:style-name="ro15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_inner',">
            <text:p>'flagstone_inner',</text:p>
          </table:table-cell>
        </table:table-row>
        <table:table-row table:style-name="ro15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upper',">
            <text:p>'flagstone_upper',</text:p>
          </table:table-cell>
        </table:table-row>
        <table:table-row table:style-name="ro15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5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5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5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5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5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5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5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5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5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5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5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5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5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5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5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5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5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5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5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5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5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5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5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5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5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5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5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5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5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5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5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5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5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5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5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5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5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5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5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5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5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5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5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5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5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5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5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5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5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5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5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5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5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5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5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5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5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5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5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5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5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5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5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5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5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5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5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5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5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5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5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5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5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5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5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5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5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5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5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5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5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5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5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5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5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5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5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5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5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5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5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5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5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5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5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5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5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5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5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5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5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5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5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5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5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5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5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5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5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5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5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5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5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5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5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5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5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5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5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5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5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5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5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5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5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5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5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5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5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5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5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5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5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5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5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5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5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5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5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5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5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5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5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5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5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5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5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5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5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5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5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5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5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5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5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5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5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5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5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5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5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5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5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5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5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5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5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5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5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5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5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0',">
            <text:p>'remgard0',</text:p>
          </table:table-cell>
        </table:table-row>
        <table:table-row table:style-name="ro15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1',">
            <text:p>'remgard1',</text:p>
          </table:table-cell>
        </table:table-row>
        <table:table-row table:style-name="ro15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2',">
            <text:p>'remgard2',</text:p>
          </table:table-cell>
        </table:table-row>
        <table:table-row table:style-name="ro15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3',">
            <text:p>'remgard3',</text:p>
          </table:table-cell>
        </table:table-row>
        <table:table-row table:style-name="ro15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4',">
            <text:p>'remgard4',</text:p>
          </table:table-cell>
        </table:table-row>
        <table:table-row table:style-name="ro15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armour',">
            <text:p>'remgard_armour',</text:p>
          </table:table-cell>
        </table:table-row>
        <table:table-row table:style-name="ro15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barn',">
            <text:p>'remgard_barn',</text:p>
          </table:table-cell>
        </table:table-row>
        <table:table-row table:style-name="ro15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church',">
            <text:p>'remgard_church',</text:p>
          </table:table-cell>
        </table:table-row>
        <table:table-row table:style-name="ro15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lothes',">
            <text:p>'remgard_clothes',</text:p>
          </table:table-cell>
        </table:table-row>
        <table:table-row table:style-name="ro15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farmer1',">
            <text:p>'remgard_farmer1',</text:p>
          </table:table-cell>
        </table:table-row>
        <table:table-row table:style-name="ro15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2',">
            <text:p>'remgard_farmer2',</text:p>
          </table:table-cell>
        </table:table-row>
        <table:table-row table:style-name="ro15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3',">
            <text:p>'remgard_farmer3',</text:p>
          </table:table-cell>
        </table:table-row>
        <table:table-row table:style-name="ro15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prison',">
            <text:p>'remgard_prison',</text:p>
          </table:table-cell>
        </table:table-row>
        <table:table-row table:style-name="ro15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school',">
            <text:p>'remgard_school',</text:p>
          </table:table-cell>
        </table:table-row>
        <table:table-row table:style-name="ro15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tavern0',">
            <text:p>'remgard_tavern0',</text:p>
          </table:table-cell>
        </table:table-row>
        <table:table-row table:style-name="ro15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1',">
            <text:p>'remgard_tavern1',</text:p>
          </table:table-cell>
        </table:table-row>
        <table:table-row table:style-name="ro15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villager1',">
            <text:p>'remgard_villager1',</text:p>
          </table:table-cell>
        </table:table-row>
        <table:table-row table:style-name="ro15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2',">
            <text:p>'remgard_villager2',</text:p>
          </table:table-cell>
        </table:table-row>
        <table:table-row table:style-name="ro15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3',">
            <text:p>'remgard_villager3',</text:p>
          </table:table-cell>
        </table:table-row>
        <table:table-row table:style-name="ro15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4',">
            <text:p>'remgard_villager4',</text:p>
          </table:table-cell>
        </table:table-row>
        <table:table-row table:style-name="ro15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5',">
            <text:p>'remgard_villager5',</text:p>
          </table:table-cell>
        </table:table-row>
        <table:table-row table:style-name="ro15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weapon',">
            <text:p>'remgard_weapon',</text:p>
          </table:table-cell>
        </table:table-row>
        <table:table-row table:style-name="ro15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5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5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5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5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5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5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5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5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5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5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5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5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5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5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5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5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5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5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5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5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5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5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5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5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5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5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5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5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5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5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5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0',">
            <text:p>'stoutford_castle0',</text:p>
          </table:table-cell>
        </table:table-row>
        <table:table-row table:style-name="ro15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1',">
            <text:p>'stoutford_castle1',</text:p>
          </table:table-cell>
        </table:table-row>
        <table:table-row table:style-name="ro15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2',">
            <text:p>'stoutford_castle2',</text:p>
          </table:table-cell>
        </table:table-row>
        <table:table-row table:style-name="ro15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barrack0',">
            <text:p>'stoutford_castle_barrack0',</text:p>
          </table:table-cell>
        </table:table-row>
        <table:table-row table:style-name="ro15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1',">
            <text:p>'stoutford_castle_barrack1',</text:p>
          </table:table-cell>
        </table:table-row>
        <table:table-row table:style-name="ro15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2',">
            <text:p>'stoutford_castle_barrack2',</text:p>
          </table:table-cell>
        </table:table-row>
        <table:table-row table:style-name="ro15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shed',">
            <text:p>'stoutford_castle_shed',</text:p>
          </table:table-cell>
        </table:table-row>
        <table:table-row table:style-name="ro15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op',">
            <text:p>'stoutford_castle_shop',</text:p>
          </table:table-cell>
        </table:table-row>
        <table:table-row table:style-name="ro15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table',">
            <text:p>'stoutford_castle_stable',</text:p>
          </table:table-cell>
        </table:table-row>
        <table:table-row table:style-name="ro15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tower0',">
            <text:p>'stoutford_castle_tower0',</text:p>
          </table:table-cell>
        </table:table-row>
        <table:table-row table:style-name="ro15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1',">
            <text:p>'stoutford_castle_tower1',</text:p>
          </table:table-cell>
        </table:table-row>
        <table:table-row table:style-name="ro15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5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5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5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5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5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5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5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5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5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5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5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5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5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5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5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5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5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5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5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5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5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5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5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5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5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5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5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5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5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5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5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5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5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5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5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5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5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5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5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5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5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5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5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5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5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5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5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5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5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5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5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5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5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5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5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5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5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5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5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5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5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5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5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5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5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5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5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5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5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5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5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5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5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5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5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5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5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5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5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5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5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5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5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5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5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5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5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5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5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5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5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5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5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5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5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5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5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5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5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5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5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5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5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5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5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5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5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5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5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5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5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5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5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5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5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5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5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5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5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5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5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5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5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5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5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5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5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5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5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5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5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5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5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5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5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5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5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5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5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5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5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5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5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5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5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5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5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5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5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5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5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5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5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5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database-ranges>
        <table:database-range table:name="__Anonymous_Sheet_DB__1" table:target-range-address="Build.F1:Build.F1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24.01.2021</text:date>, <text:time>23:42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1-01-24T23:42:43.28</dc:date>
    <dc:creator>Christian </dc:creator>
    <meta:editing-duration>P90DT3H37M30S</meta:editing-duration>
    <meta:editing-cycles>69</meta:editing-cycles>
    <meta:generator>OpenOffice/4.1.8$Win32 OpenOffice.org_project/418m3$Build-9803</meta:generator>
    <meta:document-statistic meta:table-count="3" meta:cell-count="1855" meta:object-count="0"/>
  </office:meta>
</office:document-meta>
</file>